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2.429cm" style:rel-column-width="9361*"/>
    </style:style>
    <style:style style:name="Таблица1.B" style:family="table-column">
      <style:table-column-properties style:column-width="2.429cm" style:rel-column-width="9362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G1" style:family="table-cell">
      <style:table-cell-properties fo:padding="0.097cm" fo:border="0.05pt solid #000000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8.5cm" style:rel-column-width="32767*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B1" style:family="table-cell">
      <style:table-cell-properties fo:padding="0.097cm" fo:border="0.05pt solid #000000"/>
    </style:style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3.401cm" style:rel-column-width="13106*"/>
    </style:style>
    <style:style style:name="Таблица3.B" style:family="table-column">
      <style:table-column-properties style:column-width="3.401cm" style:rel-column-width="13107*"/>
    </style:style>
    <style:style style:name="Таблица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.E1" style:family="table-cell">
      <style:table-cell-properties fo:padding="0.097cm" fo:border="0.05pt solid #000000"/>
    </style:style>
    <style:style style:name="Таблица4" style:family="table">
      <style:table-properties style:width="17cm" table:align="margins"/>
    </style:style>
    <style:style style:name="Таблица4.A" style:family="table-column">
      <style:table-column-properties style:column-width="5.667cm" style:rel-column-width="21845*"/>
    </style:style>
    <style:style style:name="Таблица4.C" style:family="table-column">
      <style:table-column-properties style:column-width="5.667cm" style:rel-column-width="21844*"/>
    </style:style>
    <style:style style:name="Таблица4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4.C1" style:family="table-cell">
      <style:table-cell-properties fo:padding="0.097cm" fo:border="0.05pt solid #000000"/>
    </style:style>
    <style:style style:name="Таблица5" style:family="table">
      <style:table-properties style:width="17cm" table:align="margins"/>
    </style:style>
    <style:style style:name="Таблица5.A" style:family="table-column">
      <style:table-column-properties style:column-width="3.401cm" style:rel-column-width="13107*"/>
    </style:style>
    <style:style style:name="Таблица5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5.E1" style:family="table-cell">
      <style:table-cell-properties fo:padding="0.097cm" fo:border="0.05pt solid #000000"/>
    </style:style>
    <style:style style:name="Таблица6" style:family="table">
      <style:table-properties style:width="17cm" table:align="margins"/>
    </style:style>
    <style:style style:name="Таблица6.A" style:family="table-column">
      <style:table-column-properties style:column-width="2.833cm" style:rel-column-width="10922*"/>
    </style:style>
    <style:style style:name="Таблица6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6.F1" style:family="table-cell">
      <style:table-cell-properties fo:padding="0.097cm" fo:border="0.05pt solid #000000"/>
    </style:style>
    <style:style style:name="Таблица7" style:family="table">
      <style:table-properties style:width="17cm" table:align="margins"/>
    </style:style>
    <style:style style:name="Таблица7.A" style:family="table-column">
      <style:table-column-properties style:column-width="2.125cm" style:rel-column-width="8191*"/>
    </style:style>
    <style:style style:name="Таблица7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7.H1" style:family="table-cell">
      <style:table-cell-properties fo:padding="0.097cm" fo:border="0.05pt solid #000000"/>
    </style:style>
    <style:style style:name="P1" style:family="paragraph" style:parent-style-name="Standard">
      <style:text-properties officeooo:rsid="001dcf49" officeooo:paragraph-rsid="001dcf49"/>
    </style:style>
    <style:style style:name="P2" style:family="paragraph" style:parent-style-name="Standard">
      <style:text-properties officeooo:rsid="001e0637" officeooo:paragraph-rsid="001e0637"/>
    </style:style>
    <style:style style:name="P3" style:family="paragraph" style:parent-style-name="Standard">
      <style:text-properties officeooo:rsid="001e0637" officeooo:paragraph-rsid="001f259e"/>
    </style:style>
    <style:style style:name="P4" style:family="paragraph" style:parent-style-name="Standard">
      <style:text-properties officeooo:rsid="001f259e" officeooo:paragraph-rsid="001f259e"/>
    </style:style>
    <style:style style:name="P5" style:family="paragraph" style:parent-style-name="Standard">
      <style:text-properties officeooo:rsid="001f259e" officeooo:paragraph-rsid="002099dc"/>
    </style:style>
    <style:style style:name="P6" style:family="paragraph" style:parent-style-name="Standard">
      <style:text-properties officeooo:rsid="001f259e" officeooo:paragraph-rsid="00262919"/>
    </style:style>
    <style:style style:name="P7" style:family="paragraph" style:parent-style-name="Standard">
      <style:text-properties officeooo:rsid="001f259e" officeooo:paragraph-rsid="00363a6d"/>
    </style:style>
    <style:style style:name="P8" style:family="paragraph" style:parent-style-name="Standard">
      <style:text-properties fo:font-size="14pt" fo:font-weight="bold" officeooo:rsid="001dcf49" officeooo:paragraph-rsid="001dcf49" style:font-size-asian="14pt" style:font-weight-asian="bold" style:font-size-complex="14pt" style:font-weight-complex="bold"/>
    </style:style>
    <style:style style:name="P9" style:family="paragraph" style:parent-style-name="Standard">
      <style:text-properties fo:font-size="14pt" fo:font-weight="bold" officeooo:rsid="0024e2e4" officeooo:paragraph-rsid="0024e2e4" style:font-size-asian="14pt" style:font-weight-asian="bold" style:font-size-complex="14pt" style:font-weight-complex="bold"/>
    </style:style>
    <style:style style:name="P10" style:family="paragraph" style:parent-style-name="Standard">
      <style:text-properties fo:font-size="14pt" fo:font-weight="bold" officeooo:rsid="0034b37c" officeooo:paragraph-rsid="0034b37c" style:font-size-asian="14pt" style:font-weight-asian="bold" style:font-size-complex="14pt" style:font-weight-complex="bold"/>
    </style:style>
    <style:style style:name="P11" style:family="paragraph" style:parent-style-name="Standard">
      <style:text-properties fo:font-size="14pt" fo:font-style="italic" officeooo:rsid="002ef5f4" officeooo:paragraph-rsid="00327035" style:font-size-asian="14pt" style:font-style-asian="italic" style:font-size-complex="14pt" style:font-style-complex="italic"/>
    </style:style>
    <style:style style:name="P12" style:family="paragraph" style:parent-style-name="Standard">
      <style:text-properties fo:font-size="14pt" fo:font-style="italic" officeooo:rsid="0024e2e4" officeooo:paragraph-rsid="0024e2e4" style:font-size-asian="14pt" style:font-style-asian="italic" style:font-size-complex="14pt" style:font-style-complex="italic"/>
    </style:style>
    <style:style style:name="P13" style:family="paragraph" style:parent-style-name="Standard">
      <style:text-properties fo:font-size="14pt" fo:font-style="italic" officeooo:rsid="002bad1d" officeooo:paragraph-rsid="002bad1d" style:font-size-asian="14pt" style:font-style-asian="italic" style:font-size-complex="14pt" style:font-style-complex="italic"/>
    </style:style>
    <style:style style:name="P14" style:family="paragraph" style:parent-style-name="Standard">
      <style:text-properties fo:font-size="14pt" fo:font-style="italic" officeooo:rsid="00262919" officeooo:paragraph-rsid="00262919" style:font-size-asian="14pt" style:font-style-asian="italic" style:font-size-complex="14pt" style:font-style-complex="italic"/>
    </style:style>
    <style:style style:name="P15" style:family="paragraph" style:parent-style-name="Standard">
      <style:text-properties fo:font-size="14pt" fo:font-style="italic" officeooo:rsid="001f259e" officeooo:paragraph-rsid="001f259e" style:font-size-asian="14pt" style:font-style-asian="italic" style:font-size-complex="14pt" style:font-style-complex="italic"/>
    </style:style>
    <style:style style:name="P16" style:family="paragraph" style:parent-style-name="Standard">
      <style:text-properties fo:font-size="14pt" fo:font-style="italic" officeooo:rsid="001dcf49" officeooo:paragraph-rsid="001dcf49" style:font-size-asian="14pt" style:font-style-asian="italic" style:font-size-complex="14pt" style:font-style-complex="italic"/>
    </style:style>
    <style:style style:name="P17" style:family="paragraph" style:parent-style-name="Standard">
      <style:text-properties fo:font-size="14pt" fo:font-style="italic" officeooo:rsid="001e0637" officeooo:paragraph-rsid="001f259e" style:font-size-asian="14pt" style:font-style-asian="italic" style:font-size-complex="14pt" style:font-style-complex="italic"/>
    </style:style>
    <style:style style:name="P18" style:family="paragraph" style:parent-style-name="Standard">
      <style:text-properties fo:font-size="14pt" fo:font-style="italic" officeooo:rsid="00327035" officeooo:paragraph-rsid="00327035" style:font-size-asian="14pt" style:font-style-asian="italic" style:font-size-complex="14pt" style:font-style-complex="italic"/>
    </style:style>
    <style:style style:name="P19" style:family="paragraph" style:parent-style-name="Standard">
      <style:text-properties fo:font-size="14pt" fo:font-style="italic" officeooo:rsid="0034b37c" officeooo:paragraph-rsid="0034b37c" style:font-size-asian="14pt" style:font-style-asian="italic" style:font-size-complex="14pt" style:font-style-complex="italic"/>
    </style:style>
    <style:style style:name="P20" style:family="paragraph" style:parent-style-name="Standard">
      <style:text-properties fo:font-size="14pt" fo:font-style="italic" officeooo:rsid="00339788" officeooo:paragraph-rsid="00339788" style:font-size-asian="14pt" style:font-style-asian="italic" style:font-size-complex="14pt" style:font-style-complex="italic"/>
    </style:style>
    <style:style style:name="P21" style:family="paragraph" style:parent-style-name="Standard">
      <style:text-properties fo:font-size="14pt" fo:font-style="italic" style:text-underline-style="none" officeooo:rsid="0034b37c" officeooo:paragraph-rsid="00356a15" style:font-size-asian="14pt" style:font-style-asian="italic" style:font-size-complex="14pt" style:font-style-complex="italic"/>
    </style:style>
    <style:style style:name="P22" style:family="paragraph" style:parent-style-name="Standard">
      <style:text-properties officeooo:rsid="0023b03b" officeooo:paragraph-rsid="0023b03b"/>
    </style:style>
    <style:style style:name="P23" style:family="paragraph" style:parent-style-name="Standard">
      <style:text-properties officeooo:rsid="0024e2e4" officeooo:paragraph-rsid="0023b03b"/>
    </style:style>
    <style:style style:name="P24" style:family="paragraph" style:parent-style-name="Standard">
      <style:text-properties officeooo:rsid="0024e2e4" officeooo:paragraph-rsid="0024e2e4"/>
    </style:style>
    <style:style style:name="P25" style:family="paragraph" style:parent-style-name="Standard">
      <style:text-properties officeooo:rsid="0024e2e4" officeooo:paragraph-rsid="002ef5f4"/>
    </style:style>
    <style:style style:name="P26" style:family="paragraph" style:parent-style-name="Standard">
      <style:text-properties officeooo:rsid="0024e2e4" officeooo:paragraph-rsid="002f3f88"/>
    </style:style>
    <style:style style:name="P27" style:family="paragraph" style:parent-style-name="Standard">
      <style:text-properties officeooo:rsid="0024e2e4" officeooo:paragraph-rsid="0032da78"/>
    </style:style>
    <style:style style:name="P28" style:family="paragraph" style:parent-style-name="Standard">
      <style:text-properties officeooo:rsid="0024e2e4" officeooo:paragraph-rsid="0033386c"/>
    </style:style>
    <style:style style:name="P29" style:family="paragraph" style:parent-style-name="Standard">
      <style:text-properties officeooo:rsid="0024e2e4" officeooo:paragraph-rsid="0040d307"/>
    </style:style>
    <style:style style:name="P30" style:family="paragraph" style:parent-style-name="Standard">
      <style:text-properties officeooo:rsid="0026ef8d" officeooo:paragraph-rsid="0026ef8d"/>
    </style:style>
    <style:style style:name="P31" style:family="paragraph" style:parent-style-name="Standard">
      <style:text-properties officeooo:rsid="002b5bdf" officeooo:paragraph-rsid="002b5bdf"/>
    </style:style>
    <style:style style:name="P32" style:family="paragraph" style:parent-style-name="Standard">
      <style:text-properties officeooo:rsid="002bad1d" officeooo:paragraph-rsid="002bad1d"/>
    </style:style>
    <style:style style:name="P33" style:family="paragraph" style:parent-style-name="Standard">
      <style:text-properties officeooo:rsid="002bad1d" officeooo:paragraph-rsid="002d08f1"/>
    </style:style>
    <style:style style:name="P34" style:family="paragraph" style:parent-style-name="Standard">
      <style:text-properties officeooo:rsid="002ef5f4" officeooo:paragraph-rsid="002ef5f4"/>
    </style:style>
    <style:style style:name="P35" style:family="paragraph" style:parent-style-name="Standard">
      <style:text-properties officeooo:rsid="002ef5f4" officeooo:paragraph-rsid="003fac9e"/>
    </style:style>
    <style:style style:name="P36" style:family="paragraph" style:parent-style-name="Standard">
      <style:text-properties fo:font-size="12pt" fo:font-style="normal" officeooo:rsid="0024e2e4" officeooo:paragraph-rsid="002f3f88" style:font-size-asian="12pt" style:font-style-asian="normal" style:font-size-complex="12pt" style:font-style-complex="normal"/>
    </style:style>
    <style:style style:name="P37" style:family="paragraph" style:parent-style-name="Standard">
      <style:text-properties fo:font-size="12pt" fo:font-style="normal" officeooo:rsid="0024e2e4" officeooo:paragraph-rsid="0032da78" style:font-size-asian="12pt" style:font-style-asian="normal" style:font-size-complex="12pt" style:font-style-complex="normal"/>
    </style:style>
    <style:style style:name="P38" style:family="paragraph" style:parent-style-name="Standard">
      <style:text-properties officeooo:rsid="00327035" officeooo:paragraph-rsid="00327035"/>
    </style:style>
    <style:style style:name="P39" style:family="paragraph" style:parent-style-name="Standard">
      <style:text-properties officeooo:rsid="00339788" officeooo:paragraph-rsid="00339788"/>
    </style:style>
    <style:style style:name="P40" style:family="paragraph" style:parent-style-name="Standard">
      <style:text-properties officeooo:rsid="0034b37c" officeooo:paragraph-rsid="0034b37c"/>
    </style:style>
    <style:style style:name="P41" style:family="paragraph" style:parent-style-name="Standard">
      <style:text-properties officeooo:rsid="0034b37c" officeooo:paragraph-rsid="0035999f"/>
    </style:style>
    <style:style style:name="P42" style:family="paragraph" style:parent-style-name="Standard">
      <style:text-properties officeooo:rsid="0036f901" officeooo:paragraph-rsid="0036f901"/>
    </style:style>
    <style:style style:name="P43" style:family="paragraph" style:parent-style-name="Standard">
      <style:text-properties officeooo:rsid="0038a3e4" officeooo:paragraph-rsid="0038a3e4"/>
    </style:style>
    <style:style style:name="P44" style:family="paragraph" style:parent-style-name="Standard">
      <style:text-properties officeooo:rsid="0038a3e4" officeooo:paragraph-rsid="0039c30f"/>
    </style:style>
    <style:style style:name="P45" style:family="paragraph" style:parent-style-name="Standard">
      <style:text-properties officeooo:rsid="00410f4b" officeooo:paragraph-rsid="00410f4b"/>
    </style:style>
    <style:style style:name="P46" style:family="paragraph" style:parent-style-name="Table_20_Contents">
      <style:text-properties officeooo:rsid="0024e2e4" officeooo:paragraph-rsid="0024e2e4"/>
    </style:style>
    <style:style style:name="P47" style:family="paragraph" style:parent-style-name="Table_20_Contents">
      <style:text-properties officeooo:rsid="0024e2e4" officeooo:paragraph-rsid="002ef5f4"/>
    </style:style>
    <style:style style:name="P48" style:family="paragraph" style:parent-style-name="Table_20_Contents">
      <style:text-properties officeooo:rsid="0024e2e4" officeooo:paragraph-rsid="00327035"/>
    </style:style>
    <style:style style:name="P49" style:family="paragraph" style:parent-style-name="Table_20_Contents">
      <style:text-properties officeooo:rsid="0024e2e4" officeooo:paragraph-rsid="0032da78"/>
    </style:style>
    <style:style style:name="P50" style:family="paragraph" style:parent-style-name="Table_20_Contents">
      <style:text-properties officeooo:rsid="00262919" officeooo:paragraph-rsid="00262919"/>
    </style:style>
    <style:style style:name="P51" style:family="paragraph" style:parent-style-name="Table_20_Contents">
      <style:text-properties officeooo:rsid="00262919" officeooo:paragraph-rsid="0029ce10"/>
    </style:style>
    <style:style style:name="P52" style:family="paragraph" style:parent-style-name="Table_20_Contents">
      <style:text-properties officeooo:rsid="0026ef8d" officeooo:paragraph-rsid="0026ef8d"/>
    </style:style>
    <style:style style:name="P53" style:family="paragraph" style:parent-style-name="Table_20_Contents">
      <style:text-properties officeooo:rsid="0026ef8d" officeooo:paragraph-rsid="0029ce10"/>
    </style:style>
    <style:style style:name="P54" style:family="paragraph" style:parent-style-name="Table_20_Contents">
      <style:text-properties officeooo:rsid="002b5bdf" officeooo:paragraph-rsid="002b5bdf"/>
    </style:style>
    <style:style style:name="P55" style:family="paragraph" style:parent-style-name="Table_20_Contents">
      <style:text-properties officeooo:rsid="002db25d" officeooo:paragraph-rsid="002db25d"/>
    </style:style>
    <style:style style:name="P56" style:family="paragraph" style:parent-style-name="Table_20_Contents">
      <style:text-properties officeooo:rsid="002ef5f4" officeooo:paragraph-rsid="002ef5f4"/>
    </style:style>
    <style:style style:name="P57" style:family="paragraph" style:parent-style-name="Table_20_Contents">
      <style:text-properties officeooo:rsid="0032da78" officeooo:paragraph-rsid="0032da78"/>
    </style:style>
    <style:style style:name="T1" style:family="text">
      <style:text-properties officeooo:rsid="001f259e"/>
    </style:style>
    <style:style style:name="T2" style:family="text">
      <style:text-properties officeooo:rsid="00205708"/>
    </style:style>
    <style:style style:name="T3" style:family="text">
      <style:text-properties officeooo:rsid="002099dc"/>
    </style:style>
    <style:style style:name="T4" style:family="text">
      <style:text-properties officeooo:rsid="00262919"/>
    </style:style>
    <style:style style:name="T5" style:family="text">
      <style:text-properties officeooo:rsid="0029ce10"/>
    </style:style>
    <style:style style:name="T6" style:family="text">
      <style:text-properties officeooo:rsid="002d08f1"/>
    </style:style>
    <style:style style:name="T7" style:family="text">
      <style:text-properties officeooo:rsid="002f3f88"/>
    </style:style>
    <style:style style:name="T8" style:family="text">
      <style:text-properties officeooo:rsid="00327035"/>
    </style:style>
    <style:style style:name="T9" style:family="text">
      <style:text-properties officeooo:rsid="0032da78"/>
    </style:style>
    <style:style style:name="T10" style:family="text">
      <style:text-properties officeooo:rsid="0035999f"/>
    </style:style>
    <style:style style:name="T11" style:family="text">
      <style:text-properties officeooo:rsid="00363a6d"/>
    </style:style>
    <style:style style:name="T12" style:family="text">
      <style:text-properties officeooo:rsid="0039c30f"/>
    </style:style>
    <style:style style:name="T13" style:family="text">
      <style:text-properties officeooo:rsid="003c6a87"/>
    </style:style>
    <style:style style:name="T14" style:family="text">
      <style:text-properties officeooo:rsid="003dc202"/>
    </style:style>
    <style:style style:name="T15" style:family="text">
      <style:text-properties officeooo:rsid="003fac9e"/>
    </style:style>
    <style:style style:name="T16" style:family="text">
      <style:text-properties officeooo:rsid="0040d307"/>
    </style:style>
    <style:style style:name="T17" style:family="text">
      <style:text-properties officeooo:rsid="00410f4b"/>
    </style:style>
    <style:style style:name="T18" style:family="text">
      <style:text-properties officeooo:rsid="00412cb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2">Создать следующие объекты информационной базы</text:p>
      <text:p text:style-name="P1"/>
      <text:p text:style-name="P8">1. Справочники</text:p>
      <text:p text:style-name="P1"/>
      <text:p text:style-name="P16">1.1. Пользователи.</text:p>
      <text:p text:style-name="P1">- Логин;</text:p>
      <text:p text:style-name="P1">- Пароль;</text:p>
      <text:p text:style-name="P1">- ФИО;</text:p>
      <text:p text:style-name="P1">- <text:span text:style-name="T12">ОКТМО; Привязка пользователя к конкретному ОКТМО.</text:span></text:p>
      <text:p text:style-name="P43">Данные заносит пользователь с правами «Администратор». Ставится пароль по умолчанию. Пользователь может сменить свой пароль в своем профиле.</text:p>
      <text:p text:style-name="P1"/>
      <text:p text:style-name="P1"/>
      <text:p text:style-name="P16">1.2. Контрагенты.</text:p>
      <text:p text:style-name="P1">- Наименование</text:p>
      <text:p text:style-name="P1">- ИНН</text:p>
      <text:p text:style-name="P43">Список контрагентов организации. Доступен только администратору.</text:p>
      <text:p text:style-name="P1"/>
      <text:p text:style-name="P1"/>
      <text:p text:style-name="P1">1.3. Материалы.</text:p>
      <text:p text:style-name="P1">- Наименование</text:p>
      <text:p text:style-name="P1">- Единица измерения. Ссылка на справочник «Единицы измерения»</text:p>
      <text:p text:style-name="P43">Список материалов. Заносит администратор.</text:p>
      <text:p text:style-name="P1"/>
      <text:p text:style-name="P1"/>
      <text:p text:style-name="P16">1.4. Единицы измерения.</text:p>
      <text:p text:style-name="P1">- Наименование</text:p>
      <text:p text:style-name="P44">Список <text:span text:style-name="T12">возможных единиц измерения материалов</text:span>. Заносит администратор.</text:p>
      <text:p text:style-name="P1"/>
      <text:p text:style-name="P2"/>
      <text:p text:style-name="P15"><text:span text:style-name="T3">1.5. </text:span>ОКТМО.</text:p>
      <text:p text:style-name="P1">- <text:span text:style-name="T1">Наименование</text:span></text:p>
      <text:p text:style-name="P44">Список <text:span text:style-name="T12">возможных ОКТМО измерения материалов</text:span>. Заносит администратор.</text:p>
      <text:p text:style-name="P1"/>
      <text:p text:style-name="P1"/>
      <text:p text:style-name="P17"><text:span text:style-name="T3">1.6. </text:span>Объекты. <text:span text:style-name="T3">Муниципальные контракты.</text:span></text:p>
      <text:p text:style-name="P3">- <text:span text:style-name="T1">ОКТМО. Ссылка на справочник ОКТМО. Описывает принадлежность объекта к ОКТМО</text:span></text:p>
      <text:p text:style-name="P3">- <text:span text:style-name="T3">Наименование.</text:span></text:p>
      <text:p text:style-name="P3"/>
      <text:p text:style-name="P1"/>
      <text:p text:style-name="P8">2. Документы</text:p>
      <text:p text:style-name="P1"/>
      <text:p text:style-name="P15">2.1. Заявка на материалы.</text:p>
      <text:p text:style-name="P29"><text:span text:style-name="T16">Документ отражает потребность в материалах <text:s/>конкретным ОКТМО. </text:span>При проведении создается остаток материала по данному объекту. <text:span text:style-name="T16">Создает бригадир.</text:span></text:p>
      <text:p text:style-name="P4">Реквизиты шапки:</text:p>
      <text:p text:style-name="P4">- <text:span text:style-name="T2">Дата. Дата создания. По умолчанию ставится текущая дата.</text:span></text:p>
      <text:p text:style-name="P4">- ОКТМО. Ссылка на справочник ОКТМО. <text:span text:style-name="T3">Для конкретного прораба заполняется автоматически.</text:span></text:p>
      <text:p text:style-name="P4">- <text:span text:style-name="T2">Объект. Выбирается из списка объектов ОКТМО.</text:span></text:p>
      <text:p text:style-name="P5"><text:soft-page-break/>- Прораб. Ссылка на справочник Пользователи. <text:span text:style-name="T3">При создании прорабом <text:s/>автоматически ставится его ФИО.</text:span></text:p>
      <text:p text:style-name="P5">- <text:span text:style-name="T11">Обработан. Ставится отметка администратором. После этого не доступен на изменение.</text:span></text:p>
      <text:p text:style-name="P4"/>
      <text:p text:style-name="P22">Табличная часть:</text:p>
      <text:p text:style-name="P22">- Материал. Ссылка на справочник Материалы.</text:p>
      <text:p text:style-name="P22">- Единица. Ссылка на справочник Единицы. Автоматически ставится единица учета материалы. Не реадктируется, только информационно поле.</text:p>
      <text:p text:style-name="P22">- Количество</text:p>
      <text:p text:style-name="P23"/>
      <text:p text:style-name="P24"/>
      <text:p text:style-name="P14">2.2. Отгрузка.</text:p>
      <text:p text:style-name="P35"><text:span text:style-name="T15">Документ отражает факт с</text:span>пис<text:span text:style-name="T15">ания </text:span>материал<text:span text:style-name="T15">ов</text:span> <text:span text:style-name="T15">с основного склада </text:span>на склад «в пути».</text:p>
      <text:p text:style-name="P6">Реквизиты шапки:</text:p>
      <text:p text:style-name="P6">- <text:span text:style-name="T4">Дата создания</text:span></text:p>
      <text:p text:style-name="P6">- <text:span text:style-name="T4">№ баржи</text:span></text:p>
      <text:p text:style-name="P6">- <text:span text:style-name="T4">ОКТМО. Множественный выбор, таблица.</text:span></text:p>
      <table:table table:name="Таблица2" table:style-name="Таблица2">
        <table:table-column table:style-name="Таблица2.A" table:number-columns-repeated="2"/>
        <table:table-row>
          <table:table-cell table:style-name="Таблица2.A1" office:value-type="string">
            <text:p text:style-name="P51">ОКТМО Ссылка на справочник «ОКТМО»</text:p>
          </table:table-cell>
          <table:table-cell table:style-name="Таблица2.B1" office:value-type="string">
            <text:p text:style-name="P50">Дата прибытия <text:span text:style-name="T5">(фиксируется дата прибытия ба)</text:span></text:p>
          </table:table-cell>
        </table:table-row>
      </table:table>
      <text:p text:style-name="P6"/>
      <text:p text:style-name="P6">- <text:span text:style-name="T4">Дата отгрузки</text:span></text:p>
      <text:p text:style-name="P6"/>
      <text:p text:style-name="P30">Табли<text:span text:style-name="T5">ца материалов</text:span>: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A"/>
        <table:table-column table:style-name="Таблица3.B"/>
        <table:table-column table:style-name="Таблица3.A"/>
        <table:table-row>
          <table:table-cell table:style-name="Таблица3.A1" office:value-type="string">
            <text:p text:style-name="P53">Материал, <text:span text:style-name="T5">ссылка на справочник «Материалы»</text:span></text:p>
          </table:table-cell>
          <table:table-cell table:style-name="Таблица3.A1" office:value-type="string">
            <text:p text:style-name="P52">Единица</text:p>
          </table:table-cell>
          <table:table-cell table:style-name="Таблица3.A1" office:value-type="string">
            <text:p text:style-name="P52">Количество</text:p>
          </table:table-cell>
          <table:table-cell table:style-name="Таблица3.A1" office:value-type="string">
            <text:p text:style-name="P52">Сумма</text:p>
          </table:table-cell>
          <table:table-cell table:style-name="Таблица3.E1" office:value-type="string">
            <text:p text:style-name="P52">Поддон <text:span text:style-name="T5">(отображается номера поддонов, можно выбрать из списка поддонов данной отгрузки)</text:span></text:p>
          </table:table-cell>
        </table:table-row>
      </table:table>
      <text:p text:style-name="P30"/>
      <text:p text:style-name="P30">Колонка «Единица» — справочная, не редактируется, заполняется из карточки материала.</text:p>
      <text:p text:style-name="P30">Колонка «Сумма» - рассчитывается как средняя на момент добавления материала. Общая стоимость / общее количество данного материала * количество</text:p>
      <text:p text:style-name="P6"/>
      <text:p text:style-name="P31">Таблица поддонов:</text:p>
      <table:table table:name="Таблица4" table:style-name="Таблица4">
        <table:table-column table:style-name="Таблица4.A" table:number-columns-repeated="2"/>
        <table:table-column table:style-name="Таблица4.C"/>
        <table:table-row>
          <table:table-cell table:style-name="Таблица4.A1" office:value-type="string">
            <text:p text:style-name="P54">Номер поддона</text:p>
          </table:table-cell>
          <table:table-cell table:style-name="Таблица4.A1" office:value-type="string">
            <text:p text:style-name="P54">Номенклатура (Можно добавить из списка текущих материалов)</text:p>
          </table:table-cell>
          <table:table-cell table:style-name="Таблица4.C1" office:value-type="string">
            <text:p text:style-name="P54">Количество. <text:span text:style-name="T13">Редактируется. Не более общего количества данного материала.</text:span></text:p>
          </table:table-cell>
        </table:table-row>
      </table:table>
      <text:p text:style-name="P31"/>
      <text:p text:style-name="P31">Из таблицы «материалы» можно перетащить материал в нужный поддон. <text:span text:style-name="T14">Либо можно выбрать номенклатуру из таблицы «Материалы». Количество материала во всех поддонах не должно превышать общее количество данного материала. Также поддоны можно задать в таблице «Материалы», выбрав из списка возможных поддонов.</text:span></text:p>
      <text:p text:style-name="P34"/>
      <text:p text:style-name="P6"/>
      <text:p text:style-name="P13">2.3. Списание материалов в производство.</text:p>
      <text:p text:style-name="P32">- <text:span text:style-name="T6">Дата.</text:span></text:p>
      <text:p text:style-name="P32">- <text:span text:style-name="T6">Бригадир. Ссылка на справочник «Пользователи». Ставится автоматически из ФИО пользователя, работающего в программе.</text:span></text:p>
      <text:p text:style-name="P32">- <text:span text:style-name="T6">ОКТМО. Ссылка на справочник ОКТМО. Ставится автоматически для бригадира.</text:span></text:p>
      <text:p text:style-name="P33"><text:soft-page-break/>- <text:span text:style-name="T6">Объект. Выбор объекта из справочника у конкретного <text:s/>ОКТМО.</text:span></text:p>
      <text:p text:style-name="P7">- <text:span text:style-name="T11">Обработан. Ставится отметка администратором. После этого не доступен на изменение.</text:span></text:p>
      <text:p text:style-name="P33"/>
      <table:table table:name="Таблица5" table:style-name="Таблица5">
        <table:table-column table:style-name="Таблица5.A" table:number-columns-repeated="5"/>
        <table:table-row>
          <table:table-cell table:style-name="Таблица5.A1" office:value-type="string">
            <text:p text:style-name="P55">Материал</text:p>
          </table:table-cell>
          <table:table-cell table:style-name="Таблица5.A1" office:value-type="string">
            <text:p text:style-name="P55">Единица</text:p>
          </table:table-cell>
          <table:table-cell table:style-name="Таблица5.A1" office:value-type="string">
            <text:p text:style-name="P55">Остаток (то, что сейчас висит «в пути», не редактируется)</text:p>
          </table:table-cell>
          <table:table-cell table:style-name="Таблица5.A1" office:value-type="string">
            <text:p text:style-name="P55">Списать. Это количество, которое проставляет пользователь. Не может быть больше, чем «Остаток»</text:p>
          </table:table-cell>
          <table:table-cell table:style-name="Таблица5.E1" office:value-type="string">
            <text:p text:style-name="P55">Комментарий. Произвольный комментарий пользователя.</text:p>
          </table:table-cell>
        </table:table-row>
      </table:table>
      <text:p text:style-name="P33"/>
      <text:p text:style-name="P32"/>
      <text:p text:style-name="P20">2.4. Перемещение</text:p>
      <text:p text:style-name="P39">Отражает факт перемещения материалов между объектами.</text:p>
      <text:p text:style-name="P39">- Дата;</text:p>
      <text:p text:style-name="P39">- Объект отправитель. Ссылка на справочник «Объекты»;</text:p>
      <text:p text:style-name="P39">- Объект получатель. Ссылка на справочник «Объекты»;</text:p>
      <text:p text:style-name="P39">- ФИО. Ссылка на справочник «пользователи». Заполняется автоматически при заведении документа бригадиром и не редактируется.</text:p>
      <text:p text:style-name="P7">- <text:span text:style-name="T11">Обработан. Ставится отметка администратором. После этого не доступен на изменение.</text:span></text:p>
      <text:p text:style-name="P39"/>
      <text:p text:style-name="P39"/>
      <text:p text:style-name="P9">3. Отчеты.</text:p>
      <text:p text:style-name="P24"/>
      <text:p text:style-name="P12">3.1. <text:span text:style-name="T8">Обороты</text:span> материалов <text:span text:style-name="T8">по основному складу</text:span>.</text:p>
      <text:p text:style-name="P36">В шапке отчета выбирается <text:span text:style-name="T7">фильтры</text:span>:</text:p>
      <text:p text:style-name="P24">- Период, указание дат с/по</text:p>
      <text:p text:style-name="P24">- Объект. Ссылка на справочник Объекты. Если не выбран, то по всем</text:p>
      <text:p text:style-name="P24">- Материал. Ссылка на справочник Материалы. Если не выбран, то по всем</text:p>
      <text:p text:style-name="P24"/>
      <table:table table:name="Таблица1" table:style-name="Таблица1">
        <table:table-column table:style-name="Таблица1.A"/>
        <table:table-column table:style-name="Таблица1.B" table:number-columns-repeated="5"/>
        <table:table-column table:style-name="Таблица1.A"/>
        <table:table-row>
          <table:table-cell table:style-name="Таблица1.A1" office:value-type="string">
            <text:p text:style-name="P46">Объект</text:p>
          </table:table-cell>
          <table:table-cell table:style-name="Таблица1.A1" office:value-type="string">
            <text:p text:style-name="P46">Материал</text:p>
          </table:table-cell>
          <table:table-cell table:style-name="Таблица1.A1" office:value-type="string">
            <text:p text:style-name="P46">Единица</text:p>
          </table:table-cell>
          <table:table-cell table:style-name="Таблица1.A1" office:value-type="string">
            <text:p text:style-name="P48">Нач. Ост. <text:span text:style-name="T8">(кол,сумма)</text:span></text:p>
          </table:table-cell>
          <table:table-cell table:style-name="Таблица1.A1" office:value-type="string">
            <text:p text:style-name="P48">Приход <text:span text:style-name="T8">(кол,сумма)</text:span></text:p>
          </table:table-cell>
          <table:table-cell table:style-name="Таблица1.A1" office:value-type="string">
            <text:p text:style-name="P48">Расход <text:span text:style-name="T8">(кол,сумма)</text:span></text:p>
          </table:table-cell>
          <table:table-cell table:style-name="Таблица1.G1" office:value-type="string">
            <text:p text:style-name="P48">Кон. Остаток <text:span text:style-name="T8">(кол,сумма)</text:span></text:p>
          </table:table-cell>
        </table:table-row>
      </table:table>
      <text:p text:style-name="P24"/>
      <text:p text:style-name="P24">Отчет может быть распечатан на принтере.</text:p>
      <text:p text:style-name="P4"/>
      <text:p text:style-name="P4"/>
      <text:p text:style-name="P11">3.2. <text:span text:style-name="T8">Обороты материалов</text:span> <text:span text:style-name="T8">по</text:span> склад<text:span text:style-name="T8">у </text:span>«в пути».</text:p>
      <text:p text:style-name="P36">В шапке отчета выбирается <text:span text:style-name="T7">фильтры</text:span>:</text:p>
      <text:p text:style-name="P25">- Период, указание дат с/по</text:p>
      <text:p text:style-name="P25">- Материал. Ссылка на справочник Материалы. Если не выбран, то по всем</text:p>
      <table:table table:name="Таблица6" table:style-name="Таблица6">
        <table:table-column table:style-name="Таблица6.A" table:number-columns-repeated="6"/>
        <table:table-row>
          <table:table-cell table:style-name="Таблица6.A1" office:value-type="string">
            <text:p text:style-name="P56">Материал</text:p>
          </table:table-cell>
          <table:table-cell table:style-name="Таблица6.A1" office:value-type="string">
            <text:p text:style-name="P56">Единица</text:p>
          </table:table-cell>
          <table:table-cell table:style-name="Таблица6.A1" office:value-type="string">
            <text:p text:style-name="P47">Нач. Ост. <text:span text:style-name="T8">(кол,сумма)</text:span></text:p>
          </table:table-cell>
          <table:table-cell table:style-name="Таблица6.A1" office:value-type="string">
            <text:p text:style-name="P48">Приход <text:span text:style-name="T8">(кол,сумма)</text:span></text:p>
          </table:table-cell>
          <table:table-cell table:style-name="Таблица6.A1" office:value-type="string">
            <text:p text:style-name="P48">Расход <text:span text:style-name="T8">(кол,сумма)</text:span></text:p>
          </table:table-cell>
          <table:table-cell table:style-name="Таблица6.F1" office:value-type="string">
            <text:p text:style-name="P48">Кон. Остаток <text:span text:style-name="T8">(кол,сумма)</text:span></text:p>
          </table:table-cell>
        </table:table-row>
      </table:table>
      <text:p text:style-name="P25"/>
      <text:p text:style-name="P26">Отчет может быть распечатан на принтере.</text:p>
      <text:p text:style-name="P26"/>
      <text:p text:style-name="P26"/>
      <text:p text:style-name="P18">3.3. Обороты по объектам</text:p>
      <text:p text:style-name="P37">В шапке отчета выбирается <text:span text:style-name="T7">фильтры</text:span>:</text:p>
      <text:p text:style-name="P27"><text:soft-page-break/>- Период, указание дат с/по</text:p>
      <text:p text:style-name="P27">- <text:span text:style-name="T9">ОКТМО</text:span>. Ссылка на справочник «<text:span text:style-name="T9">ОКТМО»</text:span>. Если не выбран, то по всем</text:p>
      <text:p text:style-name="P27">- Объект. Ссылка на справочник «Объекты». Если не выбран, то по всем</text:p>
      <text:p text:style-name="P27">- Материал. Ссылка на справочник «Материалы». Если не выбран, то по всем</text:p>
      <text:p text:style-name="P27"/>
      <table:table table:name="Таблица7" table:style-name="Таблица7">
        <table:table-column table:style-name="Таблица7.A" table:number-columns-repeated="8"/>
        <table:table-row>
          <table:table-cell table:style-name="Таблица7.A1" office:value-type="string">
            <text:p text:style-name="P57">ОКТМО</text:p>
          </table:table-cell>
          <table:table-cell table:style-name="Таблица7.A1" office:value-type="string">
            <text:p text:style-name="P57">Объект</text:p>
          </table:table-cell>
          <table:table-cell table:style-name="Таблица7.A1" office:value-type="string">
            <text:p text:style-name="P57">Материал</text:p>
          </table:table-cell>
          <table:table-cell table:style-name="Таблица7.A1" office:value-type="string">
            <text:p text:style-name="P57">Единица</text:p>
          </table:table-cell>
          <table:table-cell table:style-name="Таблица7.A1" office:value-type="string">
            <text:p text:style-name="P49">Нач. Ост. <text:span text:style-name="T8">(кол,сумма)</text:span></text:p>
          </table:table-cell>
          <table:table-cell table:style-name="Таблица7.A1" office:value-type="string">
            <text:p text:style-name="P49">Приход <text:span text:style-name="T8">(кол,сумма)</text:span></text:p>
          </table:table-cell>
          <table:table-cell table:style-name="Таблица7.A1" office:value-type="string">
            <text:p text:style-name="P49">Расход <text:span text:style-name="T8">(кол,сумма)</text:span></text:p>
          </table:table-cell>
          <table:table-cell table:style-name="Таблица7.H1" office:value-type="string">
            <text:p text:style-name="P49">Кон. Остаток <text:span text:style-name="T8">(кол,сумма)</text:span></text:p>
          </table:table-cell>
        </table:table-row>
      </table:table>
      <text:p text:style-name="P38"/>
      <text:p text:style-name="P28">Отчет может быть распечатан на принтере.</text:p>
      <text:p text:style-name="P28"/>
      <text:p text:style-name="P28"/>
      <text:p text:style-name="P10">4. Наборы прав.</text:p>
      <text:p text:style-name="P40"/>
      <text:p text:style-name="P19"><text:span text:style-name="T18">4.1. </text:span>Администратор.</text:p>
      <text:p text:style-name="P40">Доступны все документы, отчеты, справочники. Все можно редактировать всегда. <text:span text:style-name="T17">Доступен раздел «Объекты», в которм по наименованию можно открыть любой справочник/документ/отчет.</text:span></text:p>
      <text:p text:style-name="P40"/>
      <text:p text:style-name="P21"><text:span text:style-name="T18">4.2. </text:span>Бригадир.</text:p>
      <text:p text:style-name="P41">Справочники доступны только для просмотра. <text:span text:style-name="T10">Справочник пользователи не виден вообще. Доступны только свои данные.</text:span></text:p>
      <text:p text:style-name="P41">Документы: заявка, списание в производство, перемещение. Автоматически заполняются данные по <text:s/>ОКТМО. Чужие документы (с другим ОКТМО) не доступны для просмотра.</text:p>
      <text:p text:style-name="P45">Отчеты доступны только в рамках одного ОКТМО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Tahoma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Tahoma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2-28T15:42:42.859564243</meta:creation-date>
    <dc:date>2021-12-28T16:50:24.854000201</dc:date>
    <meta:editing-duration>PT1H4M39S</meta:editing-duration>
    <meta:editing-cycles>39</meta:editing-cycles>
    <meta:generator>LibreOffice/6.0.7.3$Linux_x86 LibreOffice_project/00m0$Build-3</meta:generator>
    <meta:document-statistic meta:table-count="7" meta:image-count="0" meta:object-count="0" meta:page-count="4" meta:paragraph-count="125" meta:word-count="733" meta:character-count="5413" meta:non-whitespace-character-count="4800"/>
  </office:meta>
</office:document-meta>
</file>